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paragraph-rsid="0daa4aef"/>
    </style:style>
    <style:style style:name="P53" style:family="paragraph" style:parent-style-name="Standard">
      <style:text-properties officeooo:rsid="0dde9a1c" officeooo:paragraph-rsid="108e66c8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d4ef8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102f2d76"/>
    </style:style>
    <style:style style:name="P66" style:family="paragraph" style:parent-style-name="Footnote">
      <style:text-properties officeooo:paragraph-rsid="0fa0ab6e"/>
    </style:style>
    <style:style style:name="P67" style:family="paragraph" style:parent-style-name="Standard">
      <style:text-properties officeooo:paragraph-rsid="1032d17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69" style:family="paragraph" style:parent-style-name="Footnote">
      <style:text-properties officeooo:paragraph-rsid="1075f396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text-properties officeooo:paragraph-rsid="108f7f78"/>
    </style:style>
    <style:style style:name="P73" style:family="paragraph" style:parent-style-name="Standard">
      <style:text-properties officeooo:paragraph-rsid="109bd2ec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c8364eb"/>
    </style:style>
    <style:style style:name="P76" style:family="paragraph" style:parent-style-name="Standard">
      <style:text-properties officeooo:paragraph-rsid="0ddfbc49"/>
    </style:style>
    <style:style style:name="P77" style:family="paragraph" style:parent-style-name="Footnote">
      <style:text-properties officeooo:paragraph-rsid="10a9a4d5"/>
    </style:style>
    <style:style style:name="P78" style:family="paragraph" style:parent-style-name="Standard">
      <style:text-properties officeooo:paragraph-rsid="110daef5"/>
    </style:style>
    <style:style style:name="P79" style:family="paragraph" style:parent-style-name="Standard">
      <style:text-properties officeooo:paragraph-rsid="1112168b"/>
    </style:style>
    <style:style style:name="P80" style:family="paragraph" style:parent-style-name="Footnote">
      <style:text-properties fo:language="en" fo:country="GB" officeooo:paragraph-rsid="10ada976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en" fo:country="GB" officeooo:rsid="10555e93" style:font-size-asian="12pt" style:font-size-complex="12pt"/>
    </style:style>
    <style:style style:name="T170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5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language="en" fo:country="GB" officeooo:rsid="1052c7f3"/>
    </style:style>
    <style:style style:name="T237" style:family="text">
      <style:text-properties fo:language="en" fo:country="GB" officeooo:rsid="105c8aaa"/>
    </style:style>
    <style:style style:name="T23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1" style:family="text">
      <style:text-properties officeooo:rsid="0f981b1c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5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6" style:family="text">
      <style:text-properties fo:font-variant="normal" fo:text-transform="none" fo:color="#000000" loext:opacity="87%" fo:letter-spacing="normal" fo:font-style="normal" officeooo:rsid="106260b1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officeooo:rsid="105f1264"/>
    </style:style>
    <style:style style:name="T269" style:family="text">
      <style:text-properties officeooo:rsid="108a88f6"/>
    </style:style>
    <style:style style:name="T270" style:family="text">
      <style:text-properties officeooo:rsid="110daef5"/>
    </style:style>
    <style:style style:name="T271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1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69"><text:span text:style-name="T242">This </text:span><text:span text:style-name="T246"><text:user-field-get text:name="Distro">Rocky Linux</text:user-field-get></text:span><text:span text:style-name="T243"><text:s/></text:span><text:span text:style-name="T247"><text:user-field-get text:name="Version">9.x</text:user-field-get></text:span><text:span text:style-name="T247"><text:s/>Desktop/</text:span><text:span text:style-name="T248">Workstation</text:span><text:span text:style-name="T242"> is supported until </text:span><text:span text:style-name="T244">May</text:span><text:span text:style-name="T242"> </text:span><text:span text:style-name="T245">31</text:span><text:span text:style-name="T255">st</text:span><text:span text:style-name="T245">, </text:span><text:span text:style-name="T242">20</text:span><text:span text:style-name="T245">32</text:span><text:span text:style-name="T242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7"><text:span text:style-name="Strong_20_Emphasis"><text:span text:style-name="T73"/></text:span></text:p>
      <text:p text:style-name="P28"><text:span text:style-name="Strong_20_Emphasis"><text:span text:style-name="T119"/></text:span></text:p>
      <text:p text:style-name="P70">Fill in the text box after &lt;...&gt;</text:p>
      <text:p text:style-name="P15"><text:span text:style-name="T238">&lt;user&gt;</text:span><text:span text:style-name="T219"><text:tab/><text:tab/></text:span><text:span text:style-name="T226"> <text:tab/><text:tab/><text:tab/> </text:span><text:span text:style-name="T220"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/text:span><text:span text:style-name="T220"><text:tab/></text:span><text:span text:style-name="T224">e.g.</text:span><text:span text:style-name="T227"> </text:span><text:span text:style-name="T232">J</text:span><text:span text:style-name="T233">ohn Doe</text:span></text:p>
      <text:p text:style-name="P73"><text:span text:style-name="T12">&lt;</text:span><text:span text:style-name="T230">user</text:span><text:span text:style-name="T7">na</text:span><text:span text:style-name="T10">me</text:span><text:span text:style-name="T12">&gt;</text:span><text:span text:style-name="T228"><text:tab/><text:tab/><text:tab/> </text:span><text:span text:style-name="T228"><draw:control text:anchor-type="as-char" svg:y="-0.4cm" draw:z-index="10" draw:name="Gberuikersnaam 2" draw:style-name="gr2" draw:text-style-name="P87" svg:width="6.002cm" svg:height="0.5cm" draw:control="control9"><svg:title>Gebruikersnaam</svg:title><svg:desc>Korte naam, bijv. jan</svg:desc></draw:control></text:span><text:span text:style-name="T228"><text:tab/></text:span><text:span text:style-name="T229">e.g.</text:span><text:span text:style-name="T4"> </text:span><text:span text:style-name="T142">j</text:span><text:span text:style-name="T143">oh</text:span><text:span text:style-name="T142">n</text:span></text:p>
      <text:p text:style-name="P17"><text:span text:style-name="T12">&lt;</text:span><text:span text:style-name="T13">computern</text:span><text:span text:style-name="T14">a</text:span><text:span text:style-name="T13">me</text:span><text:span text:style-name="T12">&gt;</text:span><text:span text:style-name="T231"><text:tab/> </text:span><text:span text:style-name="T7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1"> </text:span><text:span text:style-name="T218">pc02</text:span></text:p>
      <text:p text:style-name="P16"><text:span text:style-name="T238">&lt;</text:span><text:span text:style-name="T209">user</text:span><text:span text:style-name="T238">&gt;</text:span><text:span text:style-name="T215"><text:tab/><text:tab/></text:span><text:span text:style-name="T226"> <text:tab/><text:tab/><text:tab/> </text:span><text:span text:style-name="T220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220"><text:tab/></text:span><text:span text:style-name="T224">i.e.</text:span><text:span text:style-name="T221"> </text:span><text:span text:style-name="T222">additional </text:span><text:span text:style-name="T223">user</text:span><text:span text:style-name="T225">s</text:span></text:p>
      <text:p text:style-name="P73"><text:span text:style-name="T238">&lt;</text:span><text:span text:style-name="T209">user</text:span><text:span text:style-name="T210">n</text:span><text:span text:style-name="T207">a</text:span><text:span text:style-name="T208">me</text:span><text:span text:style-name="T238">&gt;</text:span><text:span text:style-name="T206"><text:tab/><text:tab/><text:tab/> </text:span><text:span text:style-name="T228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228"><text:tab/></text:span><text:span text:style-name="T216">i.</text:span><text:span text:style-name="T217">e.</text:span><text:span text:style-name="T216"> </text:span><text:span text:style-name="T212">additional </text:span><text:span text:style-name="T213">user</text:span><text:span text:style-name="T214">s</text:span></text:p>
      <text:p text:style-name="P71"><text:span text:style-name="T269">r</text:span>eplace &lt;...&gt; in this checklist with the value in the text box.</text:p>
      <text:p text:style-name="P47"/>
      <text:p text:style-name="P47"/>
      <text:p text:style-name="P14"><text:span text:style-name="Strong_20_Emphasis"><text:span text:style-name="T167">Not yet on Linux?</text:span></text:span><text:span text:style-name="T134"><text:tab/></text:span><text:span text:style-name="T139">Use</text:span><text:span text:style-name="T135"> </text:span><text:span text:style-name="Strong_20_Emphasis"><text:span text:style-name="T140">Checklist </text:span></text:span><text:span text:style-name="Strong_20_Emphasis"><text:span text:style-name="T141">transfer</text:span></text:span><text:span text:style-name="T135"> o</text:span><text:span text:style-name="T138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 </text:span><text:span text:style-name="T138">u</text:span><text:span text:style-name="T136">nder </text:span><text:span text:style-name="Strong_20_Emphasis"><text:span text:style-name="T168">Linux</text:span></text:span><text:span text:style-name="T137">.</text:span></text:p>
      <text:p text:style-name="P45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6"/>
      <text:p text:style-name="P36"/>
      <text:list text:style-name="L1">
        <text:list-item>
          <text:p text:style-name="P83"><text:bookmark-start text:name="__RefNumPara__4083_1271708128"/>Prepar<text:span text:style-name="T241">e </text:span>installatio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8"><draw:control text:anchor-type="as-char" draw:z-index="12" draw:name="Vorm3_ 1" draw:style-name="gr1" draw:text-style-name="P8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1"><text:span text:style-name="T29">Log in as </text:span><text:span text:style-name="T239">&lt;user&gt;</text:span><text:span text:style-name="T5"><text:note text:id="ftn2" text:note-class="footnote"><text:note-citation>2</text:note-citation><text:note-body><text:p text:style-name="P55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5" draw:name="Vorm 4" draw:style-name="gr1" draw:text-style-name="P8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8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80"><text:span text:style-name="T150">Press the Super key (Windows, Command, or Magnifier key) or click in the upper left corner.</text:span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0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4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2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2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7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6" draw:name="Vorm 6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17" draw:name="Vorm 7" draw:style-name="gr1" draw:text-style-name="P86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79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1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2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29">Follow the instructions on the screen.</text:p>
          </table:table-cell>
        </table:table-row>
      </table:table>
      <text:p text:style-name="P24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6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4">Boot the computer from</text:span><text:span text:style-name="T149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4"> an</text:span><text:span text:style-name="T146"> </text:span><text:span text:style-name="T131"><text:user-field-get text:name="Distro">Rocky Linux</text:user-field-get></text:span><text:span text:style-name="T148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6"><text:span text:style-name="T21">From a Live USB stick you can boot and work with </text:span><text:span text:style-name="T153"><text:user-field-get text:name="Distro">Rocky Linux</text:user-field-get></text:span><text:span text:style-name="T153"><text:s/></text:span><text:span text:style-name="T21">without modifying any files on the hard drive and also allows installation of </text:span><text:span text:style-name="T153"><text:user-field-get text:name="Distro">Rocky Linux</text:user-field-get></text:span><text:span text:style-name="T153">.</text:span></text:p></text:note-body></text:note></text:span><text:span text:style-name="T144"> USB stick</text:span><text:span text:style-name="T71"><text:note text:id="ftn6" text:note-class="footnote"><text:note-citation>3</text:note-citation><text:note-body><text:p text:style-name="P77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35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4">karelzimmer.nl/en</text:span></text:a><text:span text:style-name="T82">, under </text:span><text:span text:style-name="Sterk_20_accent_20_voetnoot"><text:span text:style-name="T116">Linux</text:span></text:span><text:span text:style-name="T82">.</text:span></text:p></text:note-body></text:note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5"><text:s/></text:span><text:span text:style-name="T147">and press the </text:span><text:span text:style-name="T169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6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3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6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3">At</text:span><text:span text:style-name="T174"> </text:span><text:span text:style-name="Strong_20_Emphasis"><text:span text:style-name="T173">WELCOME TO ROCKY LINUX </text:span></text:span><text:span text:style-name="Strong_20_Emphasis"><text:span text:style-name="T173"><text:user-field-get text:name="Version">9.x</text:user-field-get></text:span></text:span><text:span text:style-name="T186"><text:s/>select language and click </text:span><text:span text:style-name="Strong_20_Emphasis"><text:span text:style-name="T200">Continue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6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8">U</text:span><text:span text:style-name="T177">nder</text:span><text:span text:style-name="T175"> </text:span><text:span text:style-name="Strong_20_Emphasis"><text:span text:style-name="T201">SYSTEM</text:span></text:span><text:span text:style-name="T175"> </text:span><text:span text:style-name="T178">click</text:span><text:span text:style-name="T179"> </text:span><text:span text:style-name="Strong_20_Emphasis"><text:span text:style-name="T201">Installati</text:span></text:span><text:span text:style-name="Strong_20_Emphasis"><text:span text:style-name="T202">on Destinatio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8">Check</text:span><text:span text:style-name="T264"> </text:span><text:span text:style-name="T265">the </text:span><text:span text:style-name="Strong_20_Emphasis"><text:span text:style-name="T266">Device Selection</text:span></text:span><text:span text:style-name="T249"> </text:span><text:span text:style-name="T251">and click </text:span><text:span text:style-name="Strong_20_Emphasis"><text:span text:style-name="T250">Done</text:span></text:span><text:span text:style-name="Strong_20_Emphasis"><text:span text:style-name="T252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6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8">U</text:span><text:span text:style-name="T177">nder</text:span><text:span text:style-name="T175"> </text:span><text:span text:style-name="Strong_20_Emphasis"><text:span text:style-name="T201">SYSTEM</text:span></text:span><text:span text:style-name="T175"> </text:span><text:span text:style-name="T178">click</text:span><text:span text:style-name="T179"> </text:span><text:span text:style-name="Strong_20_Emphasis"><text:span text:style-name="T201">Netwerk &amp; </text:span></text:span><text:span text:style-name="Strong_20_Emphasis"><text:span text:style-name="T203">H</text:span></text:span><text:span text:style-name="Strong_20_Emphasis"><text:span text:style-name="T201">ost </text:span></text:span><text:span text:style-name="Strong_20_Emphasis"><text:span text:style-name="T203">N</text:span></text:span><text:span text:style-name="Strong_20_Emphasis"><text:span text:style-name="T201">am</text:span></text:span><text:span text:style-name="Strong_20_Emphasis"><text:span text:style-name="T203">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1"><text:span text:style-name="T180">Enter you</text:span><text:span text:style-name="T181">r</text:span><text:span text:style-name="T182"> </text:span><text:span text:style-name="Strong_20_Emphasis"><text:span text:style-name="T183">Host </text:span></text:span><text:span text:style-name="Strong_20_Emphasis"><text:span text:style-name="T180">N</text:span></text:span><text:span text:style-name="Strong_20_Emphasis"><text:span text:style-name="T183">am</text:span></text:span><text:span text:style-name="Strong_20_Emphasis"><text:span text:style-name="T180">e</text:span></text:span><text:span text:style-name="T8"> &lt;computerna</text:span><text:span text:style-name="T9">me&gt;</text:span><text:span text:style-name="T184"> </text:span><text:span text:style-name="T180">and click </text:span><text:span text:style-name="Strong_20_Emphasis"><text:span text:style-name="T196">Apply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68"><text:span text:style-name="T188">C</text:span><text:span text:style-name="T185">li</text:span><text:span text:style-name="T188">c</text:span><text:span text:style-name="T185">k </text:span><text:span text:style-name="Strong_20_Emphasis"><text:span text:style-name="T195">Done</text:span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6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6">U</text:span><text:span text:style-name="T177">nder</text:span><text:span text:style-name="T174"> </text:span><text:span text:style-name="Strong_20_Emphasis"><text:span text:style-name="T177">USER SETTINGS</text:span></text:span><text:span text:style-name="T189"> </text:span><text:span text:style-name="T190">click</text:span><text:span text:style-name="T191"> </text:span><text:span text:style-name="Strong_20_Emphasis"><text:span text:style-name="T204">User </text:span></text:span><text:span text:style-name="Strong_20_Emphasis"><text:span text:style-name="T205">C</text:span></text:span><text:span text:style-name="Strong_20_Emphasis"><text:span text:style-name="T204">reation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6">Enter your</text:span><text:span text:style-name="T237"> </text:span><text:span text:style-name="Strong_20_Emphasis"><text:span text:style-name="T69">Full name</text:span></text:span><text:span text:style-name="T54"> </text:span><text:span text:style-name="T238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6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2">Click</text:span><text:span text:style-name="T193"> </text:span><text:span text:style-name="Strong_20_Emphasis"><text:span text:style-name="T197">Begin </text:span></text:span><text:span text:style-name="Strong_20_Emphasis"><text:span text:style-name="T198">Installatio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6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2">Click</text:span><text:span text:style-name="T193"> </text:span><text:span text:style-name="Strong_20_Emphasis"><text:span text:style-name="T199">Finish</text:span></text:span><text:span text:style-name="Strong_20_Emphasis"><text:span text:style-name="T197"> </text:span></text:span><text:span text:style-name="Strong_20_Emphasis"><text:span text:style-name="T198">Installation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6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4">Restart the system</text:span><text:span text:style-name="T187">.</text:span></text:p>
          </table:table-cell>
        </table:table-row>
      </table:table>
      <text:p text:style-name="P48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8">Finish installation</text:span></text:span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40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6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5"><text:span text:style-name="Strong_20_Emphasis"><text:span text:style-name="T49"><draw:control text:anchor-type="as-char" draw:z-index="18" draw:name="Vorm4" draw:style-name="gr1" draw:text-style-name="P8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8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80"><text:span text:style-name="T150">Press the Super key (Windows, Command, or Magnifier key) or click in the upper left corner.</text:span><text:span text:style-name="T150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3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7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6" office:value-type="string">
            <text:p text:style-name="P72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59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7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5"><text:span text:style-name="Strong_20_Emphasis"><text:span text:style-name="T49"><draw:control text:anchor-type="as-char" draw:z-index="19" draw:name="Vorm 3" draw:style-name="gr1" draw:text-style-name="P86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9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2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58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1">Follow the instructions on the screen.</text:p>
          </table:table-cell>
        </table:table-row>
      </table:table>
      <text:p text:style-name="P49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20">P</text:span></text:span><text:span text:style-name="Strong_20_Emphasis"><text:span text:style-name="T172">rovision user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4"><text:span text:style-name="Strong_20_Emphasis"><text:span text:style-name="T49"><draw:control text:anchor-type="as-char" draw:z-index="6" draw:name="Vorm40_0" draw:style-name="gr1" draw:text-style-name="P86" svg:width="0.35cm" svg:height="0.35cm" draw:control="control5"/></text:span></text:span></text:p>
          </table:table-cell>
          <table:table-cell table:style-name="Tabel2.A1" office:value-type="string">
            <text:p text:style-name="P64"><text:span text:style-name="Strong_20_Emphasis"><text:span text:style-name="T49"><draw:control text:anchor-type="as-char" draw:z-index="11" draw:name="Vorm40_ 1" draw:style-name="gr1" draw:text-style-name="P86" svg:width="0.35cm" svg:height="0.35cm" draw:control="control10"/></text:span></text:span></text:p>
          </table:table-cell>
          <table:table-cell table:style-name="Tabel2.D1" office:value-type="string">
            <text:p text:style-name="P34"><text:span text:style-name="T28">Log in as</text:span><text:span text:style-name="T27"> </text:span><text:span text:style-name="T240">&lt;user&gt;</text:span><text:span text:style-name="T38"><text:note text:id="ftn8" text:note-class="footnote"><text:note-citation>1</text:note-citation><text:note-body><text:p text:style-name="P56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76"><draw:control text:anchor-type="as-char" draw:z-index="14" draw:name="Vorm4_ 2" draw:style-name="gr1" draw:text-style-name="P86" svg:width="0.35cm" svg:height="0.35cm" draw:control="control13"/></text:span></text:span></text:p>
          </table:table-cell>
          <table:table-cell table:style-name="Tabel2.D2" office:value-type="string">
            <text:p text:style-name="P53"><text:span text:style-name="T267">Follow the welcome screens.</text:span><text:span text:style-name="T254"/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20" draw:name="Vorm 8" draw:style-name="gr1" draw:text-style-name="P86" svg:width="0.35cm" svg:height="0.35cm" draw:control="control19"/></text:span></text:span></text:p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21" draw:name="Vorm 9" draw:style-name="gr1" draw:text-style-name="P86" svg:width="0.35cm" svg:height="0.35cm" draw:control="control20"/></text:span></text:span></text:p>
          </table:table-cell>
          <table:table-cell table:style-name="Tabel2.D5" office:value-type="string">
            <text:p text:style-name="P79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6" office:value-type="string">
            <text:p text:style-name="P33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Provision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7"/>
      <text:p text:style-name="P38"/>
      <text:p text:style-name="P46"><text:span text:style-name="T165">End of checklist,</text:span><text:span text:style-name="T166"> </text:span><text:span text:style-name="T161"><text:user-field-get text:name="Distro">Rocky 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18"> </text:span><text:span text:style-name="T165">installation is complete.</text:span></text:p>
      <text:p text:style-name="P20"/>
      <text:p text:style-name="P18"><text:span text:style-name="T256">Written</text:span><text:span text:style-name="T257"> </text:span><text:span text:style-name="T256">by</text:span><text:span text:style-name="T257"> </text:span><text:a xlink:type="simple" xlink:href="mailto:info@karelzimmer.nl?subject=Checklist%20installation%20Linux" text:style-name="Internet_20_link" text:visited-style-name="Visited_20_Internet_20_Link"><text:span text:style-name="T263">Karel Zimmer</text:span></text:a><text:span text:style-name="T258">.</text:span></text:p>
      <text:p text:style-name="P19"><text:span text:style-name="T261">License </text:span><text:span text:style-name="T259">C</text:span><text:span text:style-name="T260">C0</text:span><text:span text:style-name="T258"> 1.0 </text:span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2"><text:s/></text:span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3-01T10:50:25.671615195">01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50:25.536225117</dc:date>
    <meta:keyword>Installatie</meta:keyword>
    <meta:keyword>Checklist</meta:keyword>
    <meta:keyword>Linux</meta:keyword>
    <meta:editing-cycles>7008</meta:editing-cycles>
    <meta:editing-duration>P12DT9H15M1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9" meta:character-count="3237" meta:non-whitespace-character-count="2772"/>
    <meta:user-defined meta:name="Info 1"/>
    <meta:user-defined meta:name="Info 2"/>
    <meta:user-defined meta:name="Info 3"/>
    <meta:user-defined meta:name="Info 4"/>
  </office:meta>
</office:document-meta>
</file>